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3"/>
    <style:style style:name="P4" style:family="paragraph" style:parent-style-name="List_20_Paragraph" style:list-style-name="WWNum2"/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do Monteagudo Jiménez</text:p>
      <text:p text:style-name="Intense_20_Quote">OBJETIVOS</text:p>
      <text:p text:style-name="Standard">Se desarrollará una página Web dinámica, en donde se visualicen recetas de cocina de todo tipo, pudiendo crear las siguientes categorías:</text:p>
      <text:list xml:id="list2783086787944598958" text:style-name="WWNum1">
        <text:list-item>
          <text:p text:style-name="P2">Cocina Tradicional/Regional.</text:p>
        </text:list-item>
        <text:list-item>
          <text:p text:style-name="P2">Cocina “de la Agüela”.</text:p>
        </text:list-item>
        <text:list-item>
          <text:p text:style-name="P2">Postres.</text:p>
        </text:list-item>
        <text:list-item>
          <text:p text:style-name="P2">Cocina para microondas.</text:p>
        </text:list-item>
        <text:list-item>
          <text:p text:style-name="P2">Cocina rápida.</text:p>
        </text:list-item>
        <text:list-item>
          <text:p text:style-name="P2">Cocina para principiantes.</text:p>
        </text:list-item>
        <text:list-item>
          <text:p text:style-name="P2">Etc……</text:p>
        </text:list-item>
      </text:list>
      <text:p text:style-name="Standard">Tendremos algunos apartados como:</text:p>
      <text:list xml:id="list2473950092704226517" text:style-name="WWNum3">
        <text:list-item>
          <text:p text:style-name="P3">Menús semanales.</text:p>
        </text:list-item>
        <text:list-item>
          <text:p text:style-name="P3">Un foro/chat para los usuarios logados.</text:p>
        </text:list-item>
        <text:list-item>
          <text:p text:style-name="P3">Consejos para familia.</text:p>
        </text:list-item>
        <text:list-item>
          <text:p text:style-name="P3">Cursos<text:bookmark text:name="_GoBack"/></text:p>
        </text:list-item>
        <text:list-item>
          <text:p text:style-name="P3">Consejos útiles caseros.</text:p>
        </text:list-item>
        <text:list-item>
          <text:p text:style-name="P3">Enlaces Secundarios.</text:p>
        </text:list-item>
      </text:list>
      <text:p text:style-name="Standard"/>
      <text:p text:style-name="Intense_20_Quote">USUARIOS</text:p>
      <text:p text:style-name="Standard">La página estará destinada sobre todo para el siguiente perfil de usuario:</text:p>
      <text:list xml:id="list8632598306944358932" text:style-name="WWNum2">
        <text:list-item>
          <text:p text:style-name="P4">Amas de casa</text:p>
        </text:list-item>
        <text:list-item>
          <text:p text:style-name="P4">“Cocinillas”</text:p>
        </text:list-item>
        <text:list-item>
          <text:p text:style-name="P4">Cocineros experimentados</text:p>
        </text:list-item>
        <text:list-item>
          <text:p text:style-name="P4">Etc…...</text:p>
        </text:list-item>
      </text:list>
      <text:p text:style-name="Standard">Habrá 2 tipos de acceso, usuarios logados y los que no.</text:p>
      <text:p text:style-name="Standard"><text:span text:style-name="Intense_20_Emphasis">Usuarios Logados</text:span></text:p>
      <text:p text:style-name="Standard">Habiéndose registrado en la web, podrán tener acceso al foro/chat, podrán subir/descargar <text:s/>recetas y dejar comentarios.</text:p>
      <text:p text:style-name="Standard"><text:span text:style-name="Intense_20_Emphasis">Usuarios no logados</text:span></text:p>
      <text:p text:style-name="Standard">Sólo tendrán acceso a <text:span text:style-name="T1">ver</text:span> cualquier tema que haya en la we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nse_20_Quote" style:display-name="Intense Quote" style:family="paragraph" style:parent-style-name="Standard" style:default-outline-level="">
      <style:paragraph-properties fo:margin="100%"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5b9bd5" fo:border-bottom="0.018cm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ita_20_destacada_20_Car" style:display-name="Cita destacada Car" style:family="text" style:parent-style-name="Default_20_Paragraph_20_Font">
      <style:text-properties fo:color="#5b9bd5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cm" fo:margin-bottom="0cm" fo:margin-left="3cm" fo:margin-right="3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</meta:initial-creator>
    <meta:editing-cycles>16</meta:editing-cycles>
    <meta:creation-date>2015-01-16T09:21:00</meta:creation-date>
    <dc:date>2015-01-18T12:06:57.19</dc:date>
    <meta:editing-duration>PT2M3S</meta:editing-duration>
    <meta:generator>OpenOffice/4.0.1$Win32 OpenOffice.org_project/401m5$Build-9714</meta:generator>
    <meta:document-statistic meta:table-count="0" meta:image-count="0" meta:object-count="0" meta:page-count="1" meta:paragraph-count="28" meta:word-count="144" meta:character-count="8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